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officeooo:paragraph-rsid="0126b847"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e76993" officeooo:paragraph-rsid="00e76993"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32pt" fo:font-weight="bold" officeooo:rsid="005f72ff" officeooo:paragraph-rsid="0126b847"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officeooo:paragraph-rsid="0126b847" style:font-size-asian="32pt" style:font-size-complex="32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officeooo:rsid="012406bc" officeooo:paragraph-rsid="012406bc" style:font-size-asian="14pt" style:font-size-complex="14pt"/>
    </style:style>
    <style:style style:name="P8" style:family="paragraph" style:parent-style-name="Standard">
      <style:text-properties fo:font-size="14pt" officeooo:rsid="012429ea" officeooo:paragraph-rsid="012429ea" style:font-size-asian="14pt" style:font-size-complex="14pt"/>
    </style:style>
    <style:style style:name="P9" style:family="paragraph" style:parent-style-name="Standard">
      <style:text-properties fo:font-size="14pt" officeooo:rsid="005f72ff" officeooo:paragraph-rsid="0126b847" style:font-size-asian="14pt" style:font-size-complex="14pt"/>
    </style:style>
    <style:style style:name="P10" style:family="paragraph" style:parent-style-name="Standard">
      <style:text-properties fo:font-size="14pt" officeooo:paragraph-rsid="0126b847" style:font-size-asian="14pt" style:font-size-complex="14pt"/>
    </style:style>
    <style:style style:name="P11" style:family="paragraph" style:parent-style-name="Standard">
      <style:text-properties fo:font-size="14pt" fo:font-style="italic" style:font-size-asian="14pt" style:font-style-asian="italic" style:font-size-complex="14pt" style:font-style-complex="italic"/>
    </style:style>
    <style:style style:name="P12" style:family="paragraph" style:parent-style-name="Standard">
      <style:text-properties fo:font-size="14pt" fo:font-style="italic" officeooo:paragraph-rsid="0126b847" style:font-size-asian="14pt" style:font-style-asian="italic" style:font-size-complex="14pt" style:font-style-complex="italic"/>
    </style:style>
    <style:style style:name="P13" style:family="paragraph" style:parent-style-name="Standard">
      <style:text-properties fo:font-size="14pt" fo:font-weight="bold" officeooo:rsid="005f72ff" officeooo:paragraph-rsid="0126b847"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paragraph-rsid="0126b847"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24pt" style:font-size-asian="24pt" style:font-size-complex="24pt"/>
    </style:style>
    <style:style style:name="P17" style:family="paragraph" style:parent-style-name="Standard">
      <style:text-properties style:text-position="0% 100%" fo:font-size="14pt" officeooo:rsid="012406bc" officeooo:paragraph-rsid="012406bc" style:font-size-asian="14pt" style:font-size-complex="14pt"/>
    </style:style>
    <style:style style:name="P18" style:family="paragraph" style:parent-style-name="Standard">
      <style:text-properties style:text-position="0% 100%" fo:font-size="14pt" officeooo:rsid="012429ea" officeooo:paragraph-rsid="012429ea" style:font-size-asian="14pt" style:font-size-complex="14pt"/>
    </style:style>
    <style:style style:name="P19" style:family="paragraph" style:parent-style-name="Standard">
      <style:text-properties style:text-position="0% 100%" fo:font-size="14pt" fo:font-style="normal" officeooo:rsid="0060af3b" officeooo:paragraph-rsid="0126b847" style:font-size-asian="14pt" style:font-style-asian="normal" style:font-size-complex="14pt" style:font-style-complex="normal"/>
    </style:style>
    <style:style style:name="P20" style:family="paragraph" style:parent-style-name="Standard">
      <style:text-properties style:text-position="0% 100%" fo:font-size="14pt" fo:font-style="normal" officeooo:rsid="0060585e" officeooo:paragraph-rsid="0126b847" style:font-size-asian="14pt" style:font-style-asian="normal" style:font-size-complex="14pt" style:font-style-complex="normal"/>
    </style:style>
    <style:style style:name="P21" style:family="paragraph" style:parent-style-name="Standard">
      <style:text-properties style:text-position="0% 100%" fo:font-size="14pt" fo:font-style="normal" officeooo:rsid="005f72ff" officeooo:paragraph-rsid="0126b847" style:font-size-asian="14pt" style:font-style-asian="normal" style:font-size-complex="14pt" style:font-style-complex="normal"/>
    </style:style>
    <style:style style:name="P22" style:family="paragraph" style:parent-style-name="Standard">
      <style:text-properties style:text-position="0% 100%" fo:font-size="14pt" fo:font-style="normal" officeooo:rsid="00622944" officeooo:paragraph-rsid="0126b847" style:font-size-asian="14pt" style:font-style-asian="normal" style:font-size-complex="14pt" style:font-style-complex="normal"/>
    </style:style>
    <style:style style:name="P23" style:family="paragraph" style:parent-style-name="Standard">
      <style:text-properties style:text-position="0% 100%" fo:font-size="14pt" fo:font-style="normal" officeooo:rsid="00635cb6" officeooo:paragraph-rsid="0126b847" style:font-size-asian="14pt" style:font-style-asian="normal" style:font-size-complex="14pt" style:font-style-complex="normal"/>
    </style:style>
    <style:style style:name="P24" style:family="paragraph" style:parent-style-name="Standard">
      <style:text-properties style:text-position="0% 100%" fo:font-size="14pt" fo:font-style="normal" fo:font-weight="normal" officeooo:rsid="005f72ff" officeooo:paragraph-rsid="0126b847" style:font-size-asian="14pt" style:font-style-asian="normal" style:font-weight-asian="normal" style:font-size-complex="14pt" style:font-style-complex="normal" style:font-weight-complex="normal"/>
    </style:style>
    <style:style style:name="P25" style:family="paragraph" style:parent-style-name="Standard">
      <style:text-properties style:text-position="0% 100%" fo:font-size="14pt" officeooo:rsid="012429ea" officeooo:paragraph-rsid="012429ea" style:font-size-asian="14pt" style:font-size-complex="14pt"/>
    </style:style>
    <style:style style:name="P26" style:family="paragraph" style:parent-style-name="Standard">
      <style:text-properties style:text-position="0% 100%" fo:font-size="14pt" fo:font-style="normal" officeooo:rsid="005f72ff" officeooo:paragraph-rsid="0126b847" style:font-size-asian="14pt" style:font-style-asian="normal" style:font-size-complex="14pt" style:font-style-complex="normal"/>
    </style:style>
    <style:style style:name="P27" style:family="paragraph" style:parent-style-name="Standard">
      <style:text-properties fo:font-size="14pt" officeooo:rsid="01282735" officeooo:paragraph-rsid="01282735" style:font-size-asian="14pt" style:font-size-complex="14pt"/>
    </style:style>
    <style:style style:name="P28" style:family="paragraph" style:parent-style-name="Standard">
      <style:text-properties fo:font-size="14pt" officeooo:rsid="01282735" officeooo:paragraph-rsid="012967af" style:font-size-asian="14pt" style:font-size-complex="14pt"/>
    </style:style>
    <style:style style:name="P29" style:family="paragraph" style:parent-style-name="Standard">
      <style:text-properties fo:font-size="14pt" officeooo:rsid="012967af" officeooo:paragraph-rsid="012967af" style:font-size-asian="14pt" style:font-size-complex="14pt"/>
    </style:style>
    <style:style style:name="P30" style:family="paragraph" style:parent-style-name="Standard">
      <style:text-properties fo:font-size="14pt" officeooo:rsid="01299047" officeooo:paragraph-rsid="01299047" style:font-size-asian="14pt" style:font-size-complex="14pt"/>
    </style:style>
    <style:style style:name="P31" style:family="paragraph" style:parent-style-name="Standard">
      <style:text-properties fo:font-size="14pt" officeooo:rsid="012b7b93" officeooo:paragraph-rsid="012b7b93" style:font-size-asian="14pt" style:font-size-complex="14pt"/>
    </style:style>
    <style:style style:name="P32" style:family="paragraph" style:parent-style-name="Standard">
      <style:text-properties fo:font-size="14pt" officeooo:rsid="005f72ff" officeooo:paragraph-rsid="012b7b93" style:font-size-asian="14pt" style:font-size-complex="14pt"/>
    </style:style>
    <style:style style:name="T1" style:family="text">
      <style:text-properties officeooo:rsid="012406bc"/>
    </style:style>
    <style:style style:name="T2" style:family="text">
      <style:text-properties style:text-position="sub 58%"/>
    </style:style>
    <style:style style:name="T3" style:family="text">
      <style:text-properties style:text-position="sub 58%" style:font-name="Liberation Serif1"/>
    </style:style>
    <style:style style:name="T4" style:family="text">
      <style:text-properties style:text-position="0% 100%"/>
    </style:style>
    <style:style style:name="T5" style:family="text">
      <style:text-properties style:text-position="0% 100%" style:font-name="Liberation Serif1" style:font-name-asian="Liberation Serif1" style:font-name-complex="Liberation Serif1"/>
    </style:style>
    <style:style style:name="T6" style:family="text">
      <style:text-properties style:text-position="0% 100%" style:font-name="Liberation Serif" style:font-name-asian="DejaVu Sans" style:font-name-complex="Lohit Hindi"/>
    </style:style>
    <style:style style:name="T7" style:family="text">
      <style:text-properties style:text-position="0% 100%" fo:font-style="normal" style:font-style-asian="normal" style:font-style-complex="normal"/>
    </style:style>
    <style:style style:name="T8" style:family="text">
      <style:text-properties style:text-position="0% 100%" fo:font-style="normal" officeooo:rsid="004ded20" style:font-style-asian="normal" style:font-style-complex="normal"/>
    </style:style>
    <style:style style:name="T9" style:family="text">
      <style:text-properties style:text-position="0% 100%" fo:font-style="normal" fo:font-weight="normal" style:font-style-asian="normal" style:font-weight-asian="normal" style:font-style-complex="normal" style:font-weight-complex="normal"/>
    </style:style>
    <style:style style:name="T10" style:family="text">
      <style:text-properties style:text-position="0% 100%" style:font-name="Liberation Serif1"/>
    </style:style>
    <style:style style:name="T11" style:family="text">
      <style:text-properties style:text-position="0% 100%" style:font-name="Liberation Serif1" officeooo:rsid="012967af"/>
    </style:style>
    <style:style style:name="T12" style:family="text">
      <style:text-properties style:text-position="0% 100%" style:font-name="Liberation Serif1" style:font-name-asian="Liberation Serif1" style:font-name-complex="Liberation Serif1"/>
    </style:style>
    <style:style style:name="T13" style:family="text">
      <style:text-properties style:text-position="0% 100%" style:font-name="Liberation Serif1" officeooo:rsid="012967af" style:font-name-asian="Liberation Serif1" style:font-name-complex="Liberation Serif1"/>
    </style:style>
    <style:style style:name="T14" style:family="text">
      <style:text-properties style:text-position="super 58%"/>
    </style:style>
    <style:style style:name="T15" style:family="text">
      <style:text-properties style:text-position="super 58%" fo:font-style="normal" fo:font-weight="normal" style:font-style-asian="normal" style:font-weight-asian="normal" style:font-style-complex="normal" style:font-weight-complex="normal"/>
    </style:style>
    <style:style style:name="T16" style:family="text">
      <style:text-properties style:text-position="super 58%" officeooo:rsid="012967af"/>
    </style:style>
    <style:style style:name="T17" style:family="text">
      <style:text-properties style:text-position="super 58%" style:font-name="Liberation Serif1"/>
    </style:style>
    <style:style style:name="T18" style:family="text">
      <style:text-properties style:text-position="super 58%" style:font-name="Liberation Serif1" officeooo:rsid="012967af"/>
    </style:style>
    <style:style style:name="T19" style:family="text">
      <style:text-properties officeooo:rsid="00622944"/>
    </style:style>
    <style:style style:name="T20" style:family="text">
      <style:text-properties officeooo:rsid="005f72ff"/>
    </style:style>
    <style:style style:name="T21" style:family="text">
      <style:text-properties officeooo:rsid="005628df"/>
    </style:style>
    <style:style style:name="T22" style:family="text">
      <style:text-properties fo:font-weight="normal" style:font-weight-asian="normal" style:font-weight-complex="normal"/>
    </style:style>
    <style:style style:name="T23" style:family="text">
      <style:text-properties fo:font-weight="normal" officeooo:rsid="012b7b93" style:font-weight-asian="normal" style:font-weight-complex="normal"/>
    </style:style>
    <style:style style:name="T24" style:family="text">
      <style:text-properties fo:font-weight="bold" style:font-weight-asian="bold" style:font-weight-complex="bold"/>
    </style:style>
    <style:style style:name="T25" style:family="text">
      <style:text-properties officeooo:rsid="0060585e"/>
    </style:style>
    <style:style style:name="T26" style:family="text">
      <style:text-properties officeooo:rsid="0060af3b"/>
    </style:style>
    <style:style style:name="T27" style:family="text">
      <style:text-properties officeooo:rsid="01282735"/>
    </style:style>
    <style:style style:name="T28" style:family="text">
      <style:text-properties style:font-name="Liberation Serif1" officeooo:rsid="012406bc"/>
    </style:style>
    <style:style style:name="T29" style:family="text">
      <style:text-properties style:font-name="Liberation Serif1" officeooo:rsid="012967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p>
      <text:p text:style-name="P3"><text:span text:style-name="T27">Embedding of Subfields</text:span>.</text:p>
      <text:p text:style-name="P16">Richard Parker <text:span text:style-name="T27">18.5</text:span>.201<text:span text:style-name="T1">9</text:span></text:p>
      <text:p text:style-name="P11"/>
      <text:p text:style-name="P14">Section 1 – Introduction</text:p>
      <text:p text:style-name="P6"/>
      <text:p text:style-name="P27">This document considers the way a small field is canonically embedded in a larger one. <text:s/>Issues in this area have been apparent for some time, with the "bloat" program still completely unwritten, and the "extend" and "contract" functionality only partially implemented so far. <text:s/>The issue has come to further prominence, however, while trying to produce the linear functions for the field of order 64, which must proceed via the field of order 4 in ways that do not seem to be readily available in the meataxe64 functions as they are today.</text:p>
      <text:p text:style-name="P27"/>
      <text:p text:style-name="P28">The Conway polynomials are defined and computed with the <text:span text:style-name="T1">intention of making this functionality relatively easy, but still the functionality has not been implemented. <text:s/></text:span>I feel that the t<text:span text:style-name="T1">ime has come to fix that. <text:s/>The idea of the Conway polynomials was originally to define a precise Brauer map, whereby in a field of order p</text:span><text:span text:style-name="T16">d</text:span><text:span text:style-name="T1"> we map the primitive element X to the complex number cos(</text:span><text:span text:style-name="T28">θ</text:span><text:span text:style-name="T1">) + i.sin(</text:span><text:span text:style-name="T28">θ</text:span><text:span text:style-name="T1">) where </text:span><text:span text:style-name="T28">θ</text:span><text:span text:style-name="T1"> is 2</text:span><text:span text:style-name="T28">π</text:span><text:span text:style-name="T29">/(p</text:span><text:span text:style-name="T18">d</text:span><text:span text:style-name="T13">−</text:span><text:span text:style-name="T11">1) radians, or 360/(p</text:span><text:span text:style-name="T18">d</text:span><text:span text:style-name="T13">−</text:span><text:span text:style-name="T11">1) degrees. <text:s/>The Conway polynomials have the property that this map is then consistent.</text:span></text:p>
      <text:p text:style-name="P28"><text:span text:style-name="T11"/></text:p>
      <text:p text:style-name="P29"><text:span text:style-name="T10">This gives rise to a canonical embedding of a subfield of order p</text:span><text:span text:style-name="T17">d</text:span><text:span text:style-name="T10"> into the field of order p</text:span><text:span text:style-name="T17">ad</text:span><text:span text:style-name="T10"> by mapping Y (in the field of order p</text:span><text:span text:style-name="T17">d</text:span><text:span text:style-name="T10">) to X</text:span><text:span text:style-name="T17">s</text:span><text:span text:style-name="T10"> (in the field of order p</text:span><text:span text:style-name="T17">ad</text:span><text:span text:style-name="T10">) where s = (p</text:span><text:span text:style-name="T17">ad</text:span><text:span text:style-name="T5">−</text:span><text:span text:style-name="T10">1) / (p</text:span><text:span text:style-name="T17">d</text:span><text:span text:style-name="T5">−</text:span><text:span text:style-name="T10">1), where X and Y are the defining indeterminates of their respective fields.</text:span></text:p>
      <text:p text:style-name="P29"><text:span text:style-name="T10"/></text:p>
      <text:p text:style-name="P29"><text:span text:style-name="T10">The element X in the large field therefore satisfies a polynomial over the small field, and if we fix Y as X</text:span><text:span text:style-name="T17">s</text:span><text:span text:style-name="T10">, this polynomial is well-defined. <text:s/>I think it is reasonable to call this the Conway polynomial also, generalizing the case where the small field is the ground field of order p. <text:s/>Our first implementation task is therefore to compute these additional Conway polynomials.</text:span></text:p>
      <text:p text:style-name="P29"><text:span text:style-name="T10"/></text:p>
      <text:p text:style-name="P30"><text:span text:style-name="T10">This gives rise to alternative definitions of the large field . . . as polynomials modulo these additional Conway polynomials with coefficients in the smaller (non-prime) fields. <text:s/>Another useful pair or routines would be to convert between these representations. <text:s/>I propose that these representations generalize the current ones for both FELT and Dfmt by holding b</text:span><text:span text:style-name="T3">0</text:span><text:span text:style-name="T10">+b</text:span><text:span text:style-name="T3">1</text:span><text:span text:style-name="T10">Y+b</text:span><text:span text:style-name="T3">2</text:span><text:span text:style-name="T10">Y</text:span><text:span text:style-name="T17">2</text:span><text:span text:style-name="T10">... as b</text:span><text:span text:style-name="T3">0</text:span><text:span text:style-name="T10">+b</text:span><text:span text:style-name="T3">1</text:span><text:span text:style-name="T10">q+b</text:span><text:span text:style-name="T3">2</text:span><text:span text:style-name="T10">q</text:span><text:span text:style-name="T17">2</text:span><text:span text:style-name="T10">... <text:s/>Although this may not be the fastest possible implementation, I think it gives the simplest, and the fact that the Barrett stuff is now well implemented should ensure that the performance cost of this choice is fairly small.</text:span></text:p>
      <text:p text:style-name="P30"><text:span text:style-name="T10"/></text:p>
      <text:p text:style-name="P31"><text:span text:style-name="T10">I do not propose that these new capabilities be routinely provided by the FIELD routine. <text:s/>Instead, if they are needed, the small and the large field must both be set up in separate field structures, and then a third structure - the "embedding", must be made in addition.</text:span></text:p>
      <text:p text:style-name="P31"><text:soft-page-break/><text:span text:style-name="T10"/></text:p>
      <text:p text:style-name="P31"><text:span text:style-name="T10">Applications of these ideas will then include the field-change programs . . .</text:span></text:p>
      <text:p text:style-name="P32"><text:span text:style-name="T10"/></text:p>
      <text:p text:style-name="P13">zfr<text:span text:style-name="T22"> Frobenius automorphism. <text:s/>This is already implemented well, I think.</text:span></text:p>
      <text:p text:style-name="P9"><text:span text:style-name="T24">zkx</text:span><text:span text:style-name="T22"> Extend the field. <text:s/>If the starting field is prime, this works well, but otherwise a look-up table is made which limits the starting field a bit.</text:span></text:p>
      <text:p text:style-name="P13">zkc<text:span text:style-name="T22"> Contract the field, where the matrix already consists only of elements in the smaller field. <text:s/>This always works well to the prime field, but if the small field is not prime, even the large field has to be smaller than 65536 so that logarithms can be used.</text:span></text:p>
      <text:p text:style-name="P13"><text:span text:style-name="T8">z</text:span><text:span text:style-name="T7">kb</text:span><text:span text:style-name="T9"> Bloat the field. <text:s/>Write the matrix with each entry, in a field of order q</text:span><text:span text:style-name="T15">d</text:span><text:span text:style-name="T9">, as a d x d matrix over field of order q. <text:s/>This program does not exist at all at the moment.</text:span></text:p>
      <text:p text:style-name="P24"/>
      <text:p text:style-name="P21"><text:span text:style-name="T22">Another area </text:span><text:span text:style-name="T23">of application is to </text:span><text:span text:style-name="T22">compute the "Albrecht" matrices </text:span><text:span text:style-name="T23">when </text:span><text:span text:style-name="T22">an extension field E is done as an extension (using interpolation) of a smaller field D that is already not of prime 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5-18T14:13:06.429584007</dc:date>
    <meta:editing-duration>P4DT10H40M27S</meta:editing-duration>
    <meta:editing-cycles>434</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6" meta:word-count="620" meta:character-count="3602" meta:non-whitespace-character-count="2981"/>
  </office:meta>
</office:document-meta>
</file>